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eeeeee" draw:textarea-horizontal-align="justify" draw:textarea-vertical-align="middle" draw:auto-grow-height="false" fo:min-height="1.338cm" fo:min-width="3.628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8cm" svg:height="1.588cm" svg:x="1.952cm" svg:y="1.952cm">
          <text:p text:style-name="P1">5 jump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28cm" svg:height="1.588cm" svg:x="1.952cm" svg:y="4.684cm">
          <text:p text:style-name="P1">Pron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016cm" svg:y1="3.54cm" svg:x2="4.016cm" svg:y2="4.684cm" draw:start-shape="id1" draw:start-glue-point="2" draw:end-shape="id2" draw:end-glue-point="0" svg:d="M4016 3540v1144" svg:viewBox="0 0 1 1145">
          <text:p/>
        </draw:connector>
        <draw:custom-shape draw:style-name="gr1" draw:text-style-name="P2" xml:id="id3" draw:id="id3" draw:layer="layout" svg:width="4.128cm" svg:height="1.588cm" svg:x="1.952cm" svg:y="7.349cm">
          <text:p text:style-name="P1">5 jump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016cm" svg:y1="6.272cm" svg:x2="4.016cm" svg:y2="7.349cm" draw:start-shape="id2" draw:start-glue-point="2" draw:end-shape="id3" draw:end-glue-point="0" svg:d="M4016 6272v1077" svg:viewBox="0 0 1 1078">
          <text:p/>
        </draw:connector>
        <draw:custom-shape draw:style-name="gr1" draw:text-style-name="P2" xml:id="id4" draw:id="id4" draw:layer="layout" svg:width="4.128cm" svg:height="1.588cm" svg:x="1.952cm" svg:y="9.889cm">
          <text:p text:style-name="P1">Left sid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128cm" svg:height="1.588cm" svg:x="1.952cm" svg:y="12.43cm">
          <text:p text:style-name="P1">5 jump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4.016cm" svg:y1="8.937cm" svg:x2="4.016cm" svg:y2="9.889cm" draw:start-shape="id3" draw:start-glue-point="2" draw:end-shape="id4" svg:d="M4016 8937v952" svg:viewBox="0 0 1 953">
          <text:p/>
        </draw:connector>
        <draw:connector draw:style-name="gr4" draw:text-style-name="P3" draw:layer="layout" draw:type="curve" svg:x1="4.016cm" svg:y1="11.477cm" svg:x2="4.016cm" svg:y2="12.43cm" draw:start-shape="id4" draw:start-glue-point="2" draw:end-shape="id5" draw:end-glue-point="0" svg:d="M4016 11477v953" svg:viewBox="0 0 1 954">
          <text:p/>
        </draw:connector>
        <draw:custom-shape draw:style-name="gr1" draw:text-style-name="P2" xml:id="id6" draw:id="id6" draw:layer="layout" svg:width="4.128cm" svg:height="1.588cm" svg:x="1.952cm" svg:y="14.969cm">
          <text:p text:style-name="P1">Supin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.016cm" svg:y1="14.018cm" svg:x2="4.016cm" svg:y2="14.969cm" draw:end-shape="id6" draw:end-glue-point="0" svg:d="M4016 14018v951" svg:viewBox="0 0 1 952">
          <text:p/>
        </draw:connector>
        <draw:custom-shape draw:style-name="gr1" draw:text-style-name="P2" xml:id="id7" draw:id="id7" draw:layer="layout" svg:width="4.128cm" svg:height="1.588cm" svg:x="1.952cm" svg:y="17.508cm">
          <text:p text:style-name="P1">5 jump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.016cm" svg:y1="16.557cm" svg:x2="4.016cm" svg:y2="17.508cm" draw:end-shape="id7" draw:end-glue-point="0" svg:d="M4016 16557v951" svg:viewBox="0 0 1 952">
          <text:p/>
        </draw:connector>
        <draw:custom-shape draw:style-name="gr1" draw:text-style-name="P2" xml:id="id8" draw:id="id8" draw:layer="layout" svg:width="4.128cm" svg:height="1.588cm" svg:x="1.952cm" svg:y="20.049cm">
          <text:p text:style-name="P1">Right sid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.016cm" svg:y1="19.098cm" svg:x2="4.016cm" svg:y2="20.049cm" draw:end-shape="id8" draw:end-glue-point="0" svg:d="M4016 19098v951" svg:viewBox="0 0 1 952">
          <text:p/>
        </draw:connector>
        <draw:custom-shape draw:style-name="gr1" draw:text-style-name="P2" xml:id="id9" draw:id="id9" draw:layer="layout" svg:width="4.128cm" svg:height="1.588cm" svg:x="12.429cm" svg:y="1.952cm">
          <text:p text:style-name="P1">5 jumps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128cm" svg:height="1.588cm" svg:x="12.429cm" svg:y="4.684cm">
          <text:p text:style-name="P1">Pron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4.493cm" svg:y1="3.54cm" svg:x2="14.493cm" svg:y2="4.684cm" draw:start-shape="id9" draw:start-glue-point="2" draw:end-shape="id10" draw:end-glue-point="0" svg:d="M14493 3540v1144" svg:viewBox="0 0 1 1145">
          <text:p/>
        </draw:connector>
        <draw:custom-shape draw:style-name="gr1" draw:text-style-name="P2" xml:id="id11" draw:id="id11" draw:layer="layout" svg:width="4.128cm" svg:height="1.588cm" svg:x="12.429cm" svg:y="7.349cm">
          <text:p text:style-name="P1">5 jump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4.493cm" svg:y1="6.272cm" svg:x2="14.493cm" svg:y2="7.349cm" draw:start-shape="id10" draw:start-glue-point="2" draw:end-shape="id11" draw:end-glue-point="0" svg:d="M14493 6272v1077" svg:viewBox="0 0 1 1078">
          <text:p/>
        </draw:connector>
        <draw:custom-shape draw:style-name="gr1" draw:text-style-name="P2" xml:id="id12" draw:id="id12" draw:layer="layout" svg:width="4.128cm" svg:height="1.588cm" svg:x="12.429cm" svg:y="9.889cm">
          <text:p text:style-name="P1">Left side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128cm" svg:height="1.588cm" svg:x="12.429cm" svg:y="12.43cm">
          <text:p text:style-name="P1">5 jump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4.493cm" svg:y1="8.937cm" svg:x2="14.493cm" svg:y2="9.889cm" draw:start-shape="id11" draw:start-glue-point="2" draw:end-shape="id12" svg:d="M14493 8937v952" svg:viewBox="0 0 1 953">
          <text:p/>
        </draw:connector>
        <draw:connector draw:style-name="gr4" draw:text-style-name="P3" draw:layer="layout" draw:type="curve" svg:x1="14.493cm" svg:y1="11.477cm" svg:x2="14.493cm" svg:y2="12.43cm" draw:start-shape="id12" draw:start-glue-point="2" draw:end-shape="id13" draw:end-glue-point="0" svg:d="M14493 11477v953" svg:viewBox="0 0 1 954">
          <text:p/>
        </draw:connector>
        <draw:custom-shape draw:style-name="gr1" draw:text-style-name="P2" xml:id="id14" draw:id="id14" draw:layer="layout" svg:width="4.128cm" svg:height="1.588cm" svg:x="12.429cm" svg:y="14.969cm">
          <text:p text:style-name="P1">Supin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4.493cm" svg:y1="14.018cm" svg:x2="14.493cm" svg:y2="14.969cm" draw:end-shape="id14" draw:end-glue-point="0" svg:d="M14493 14018v951" svg:viewBox="0 0 1 952">
          <text:p/>
        </draw:connector>
        <draw:custom-shape draw:style-name="gr1" draw:text-style-name="P2" xml:id="id15" draw:id="id15" draw:layer="layout" svg:width="4.128cm" svg:height="1.588cm" svg:x="12.429cm" svg:y="17.508cm">
          <text:p text:style-name="P1">5 jump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4.493cm" svg:y1="16.557cm" svg:x2="14.493cm" svg:y2="17.508cm" draw:end-shape="id15" draw:end-glue-point="0" svg:d="M14493 16557v951" svg:viewBox="0 0 1 952">
          <text:p/>
        </draw:connector>
        <draw:custom-shape draw:style-name="gr1" draw:text-style-name="P2" xml:id="id16" draw:id="id16" draw:layer="layout" svg:width="4.128cm" svg:height="1.588cm" svg:x="12.429cm" svg:y="20.049cm">
          <text:p text:style-name="P1">Right sid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4.493cm" svg:y1="19.098cm" svg:x2="14.493cm" svg:y2="20.049cm" draw:end-shape="id16" draw:end-glue-point="0" svg:d="M14493 19098v951" svg:viewBox="0 0 1 95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21:52:17.049500835</meta:creation-date>
    <dc:date>2023-03-20T10:46:23.518628604</dc:date>
    <meta:editing-duration>PT12H54M5S</meta:editing-duration>
    <meta:editing-cycles>3</meta:editing-cycles>
    <meta:generator>LibreOffice/7.5.1.2$MacOSX_AARCH64 LibreOffice_project/fcbaee479e84c6cd81291587d2ee68cba099e129</meta:generator>
    <meta:document-statistic meta:object-count="30"/>
  </office:meta>
</office:document-meta>
</file>